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Mangal1" svg:font-family="Mangal"/>
    <style:font-face style:name="Open Sans" svg:font-family="'Open Sans', Arial, sans-serif"/>
    <style:font-face style:name="OpenSymbol" svg:font-family="OpenSymbol"/>
    <style:font-face style:name="Verdana1" svg:font-family="Verdana"/>
    <style:font-face style:name="Verdana" svg:font-family="Verdana, Arial, sans-serif"/>
    <style:font-face style:name="erdana" svg:font-family="erdana, helvetica, arial, sans-serif"/>
    <style:font-face style:name="verdana1" svg:font-family="verdana"/>
    <style:font-face style:name="verdana" svg:font-family="verdana, helvetic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 style:family="paragraph" style:parent-style-name="Standard" style:list-style-name="L1">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3" style:family="paragraph" style:parent-style-name="Standard" style:list-style-name="L2">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4" style:family="paragraph" style:parent-style-name="Standard" style:list-style-name="L3">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5" style:family="paragraph" style:parent-style-name="Standard" style:list-style-name="L4">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6" style:family="paragraph" style:parent-style-name="Standard" style:list-style-name="L5">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7" style:family="paragraph" style:parent-style-name="Standard" style:list-style-name="L6">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8" style:family="paragraph" style:parent-style-name="Standard" style:list-style-name="L7">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9" style:family="paragraph" style:parent-style-name="Standard" style:list-style-name="L9">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0" style:family="paragraph" style:parent-style-name="Standard" style:list-style-name="L10">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1" style:family="paragraph" style:parent-style-name="Standard" style:list-style-name="L11">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2" style:family="paragraph" style:parent-style-name="Standard" style:list-style-name="L12">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3" style:family="paragraph" style:parent-style-name="Standard" style:list-style-name="L13">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4" style:family="paragraph" style:parent-style-name="Standard" style:list-style-name="L14">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5" style:family="paragraph" style:parent-style-name="Standard" style:list-style-name="L15">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6" style:family="paragraph" style:parent-style-name="Standard" style:list-style-name="L16">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7" style:family="paragraph" style:parent-style-name="Standard" style:list-style-name="L17">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8" style:family="paragraph" style:parent-style-name="Standard" style:list-style-name="L18">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9" style:family="paragraph" style:parent-style-name="Standard" style:list-style-name="L20">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0" style:family="paragraph" style:parent-style-name="Standard" style:list-style-name="L21">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1" style:family="paragraph" style:parent-style-name="Standard" style:list-style-name="L22">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2" style:family="paragraph" style:parent-style-name="Standard" style:list-style-name="L23">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3" style:family="paragraph" style:parent-style-name="Standard" style:list-style-name="L24">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4" style:family="paragraph" style:parent-style-name="Standard" style:list-style-name="L25">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5" style:family="paragraph" style:parent-style-name="Standard" style:list-style-name="L27">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6" style:family="paragraph" style:parent-style-name="Standard" style:list-style-name="L28">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7" style:family="paragraph" style:parent-style-name="Standard" style:list-style-name="L29">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8" style:family="paragraph" style:parent-style-name="Standard" style:list-style-name="L30">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9" style:family="paragraph" style:parent-style-name="Standard">
      <style:text-properties fo:color="#000000" style:font-name="Arial" fo:font-size="10.5pt" fo:font-style="normal" style:text-underline-style="none" fo:font-weight="bold" style:font-size-asian="10.5pt" style:font-style-asian="normal" style:font-weight-asian="bold" style:font-size-complex="10.5pt" style:font-style-complex="normal" style:font-weight-complex="bold"/>
    </style:style>
    <style:style style:name="P30" style:family="paragraph" style:parent-style-name="Standard" style:list-style-name="L28">
      <style:text-properties fo:color="#000000" style:font-name="Arial" fo:font-size="10.5pt" fo:font-style="normal" style:text-underline-style="none" fo:font-weight="bold" style:font-size-asian="10.5pt" style:font-style-asian="normal" style:font-weight-asian="bold" style:font-size-complex="10.5pt" style:font-style-complex="normal" style:font-weight-complex="bold"/>
    </style:style>
    <style:style style:name="P31" style:family="paragraph" style:parent-style-name="Standard">
      <style:paragraph-properties fo:text-align="center"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28">
      <style:text-properties fo:color="#313131" style:font-name="Open Sans" fo:font-size="10.5pt" fo:font-style="normal" fo:font-weight="bold"/>
    </style:style>
    <style:style style:name="T1" style:family="text">
      <style:text-properties fo:font-variant="normal" fo:text-transform="none" fo:color="#000000" style:font-name="verdana" fo:font-size="9.75pt" fo:letter-spacing="normal" fo:font-style="normal" fo:font-weight="normal"/>
    </style:style>
    <style:style style:name="T2" style:family="text">
      <style:text-properties fo:font-variant="normal" fo:text-transform="none" fo:color="#000000" fo:font-size="9.75pt" fo:letter-spacing="normal" fo:font-style="normal" fo:font-weight="normal"/>
    </style:style>
    <style:style style:name="T3" style:family="text">
      <style:text-properties fo:font-variant="normal" fo:text-transform="none" fo:color="#000000" fo:letter-spacing="normal"/>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weight="normal"/>
    </style:style>
    <style:style style:name="T7" style:family="text">
      <style:text-properties fo:font-variant="normal" fo:text-transform="none" fo:color="#000000" style:font-name="Verdana1" fo:font-size="9.75pt" fo:letter-spacing="normal" fo:font-style="normal" fo:font-weight="normal"/>
    </style:style>
    <style:style style:name="T8" style:family="text">
      <style:text-properties fo:font-variant="normal" fo:text-transform="none" style:font-name="verdana" fo:font-size="9.75pt" fo:letter-spacing="normal"/>
    </style:style>
    <style:style style:name="T9" style:family="text">
      <style:text-properties fo:font-variant="normal" fo:text-transform="none" fo:letter-spacing="normal"/>
    </style:style>
    <style:style style:name="T10" style:family="text">
      <style:text-properties fo:font-variant="normal" fo:text-transform="none" fo:letter-spacing="normal" fo:font-weight="bold" style:font-weight-asian="bold" style:font-weight-complex="bold"/>
    </style:style>
    <style:style style:name="T11" style:family="text">
      <style:text-properties fo:font-variant="normal" fo:text-transform="none" fo:letter-spacing="normal" style:text-underline-style="none" style:font-size-asian="10.5pt" style:font-style-asian="normal" style:font-weight-asian="normal" style:font-size-complex="10.5pt" style:font-style-complex="normal" style:font-weight-complex="normal"/>
    </style:style>
    <style:style style:name="T12" style:family="text">
      <style:text-properties fo:font-variant="normal" fo:text-transform="none" fo:font-size="9.75pt" fo:letter-spacing="normal"/>
    </style:style>
    <style:style style:name="T13" style:family="text">
      <style:text-properties fo:color="#000000"/>
    </style:style>
    <style:style style:name="T14" style:family="text">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T15" style:family="text">
      <style:text-properties fo:color="#000000" fo:font-size="10.5pt" fo:font-style="normal" style:text-underline-style="none" fo:font-weight="normal" style:font-size-asian="10.5pt" style:font-style-asian="normal" style:font-weight-asian="normal" style:font-size-complex="10.5pt" style:font-style-complex="normal" style:font-weight-complex="normal"/>
    </style:style>
    <style:style style:name="T16" style:family="text">
      <style:text-properties fo:color="#000000" fo:font-style="normal" style:text-underline-style="none" fo:font-weight="normal" style:font-style-asian="normal" style:font-weight-asian="normal" style:font-style-complex="normal" style:font-weight-complex="normal"/>
    </style:style>
    <style:style style:name="T17" style:family="text">
      <style:text-properties fo:color="#000000" fo:font-style="normal" style:text-underline-style="none" style:font-style-asian="normal" style:font-style-complex="normal"/>
    </style:style>
    <style:style style:name="T18" style:family="text">
      <style:text-properties fo:color="#000000" style:text-underline-style="none"/>
    </style:style>
    <style:style style:name="T19" style:family="text">
      <style:text-properties fo:color="#000000" fo:font-weight="normal"/>
    </style:style>
    <style:style style:name="T20" style:family="text">
      <style:text-properties fo:font-weight="bold" style:font-weight-asian="bold" style:font-weight-complex="bold"/>
    </style:style>
    <style:style style:name="T21" style:family="text">
      <style:text-properties style:text-underline-style="none" style:font-size-asian="10.5pt" style:font-style-asian="normal" style:font-weight-asian="normal" style:font-size-complex="10.5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hreads</text:p>
      <text:p text:style-name="P1"/>
      <text:list xml:id="list7334364796657544327" text:style-name="L1">
        <text:list-item>
          <text:p text:style-name="P2"><text:span text:style-name="T9">A multithreaded program contains two or more parts that can run concurrently and each part can handle different task at the same time making optimal use of the available resources.</text:span></text:p>
        </text:list-item>
        <text:list-item>
          <text:p text:style-name="P2"><text:span text:style-name="T9">Multitasking is when multiple processes share common processing resources such as a CPU.</text:span></text:p>
        </text:list-item>
        <text:list-item>
          <text:p text:style-name="P2"><text:span text:style-name="T9">Multithreading extends the idea of multitasking into applications where you can subdivide specific operations within a single application into individual threads. Each of the threads can run in parallel.</text:span></text:p>
        </text:list-item>
      </text:list>
      <text:p text:style-name="P1"><text:span text:style-name="T9"/></text:p>
      <text:p text:style-name="P29"><text:span text:style-name="T9">Advantage of Java Multithreading</text:span></text:p>
      <text:p text:style-name="P1"><text:span text:style-name="T9">1) It doesn't block the user because threads are independent and you can perform multiple operations at same time.</text:span></text:p>
      <text:p text:style-name="P1"><text:span text:style-name="T9">2) You can perform many operations together so it saves time.</text:span></text:p>
      <text:p text:style-name="P1"><text:span text:style-name="T9">3) Threads are independent so it doesn't affect other threads if exception occur in a single thread.</text:span></text:p>
      <text:p text:style-name="P1"><text:span text:style-name="T9"><text:s/></text:span></text:p>
      <text:p text:style-name="P29"><text:span text:style-name="T9">What is a thread?</text:span></text:p>
      <text:list xml:id="list424116181434775355" text:style-name="L2">
        <text:list-item>
          <text:p text:style-name="P3"><text:span text:style-name="T9">A thread is a lightweight sub process, a smallest unit of processing.</text:span><text:span text:style-name="T9"> </text:span></text:p>
        </text:list-item>
        <text:list-item>
          <text:p text:style-name="P3"><text:span text:style-name="T9">It is a separate path of execution.</text:span><text:span text:style-name="T9"> </text:span></text:p>
        </text:list-item>
        <text:list-item>
          <text:p text:style-name="P3"><text:span text:style-name="T9">Threads are independent, if there occurs exception in one thread, it doesn't affect other threads.</text:span><text:span text:style-name="T9"> </text:span></text:p>
        </text:list-item>
        <text:list-item>
          <text:p text:style-name="P3"><text:span text:style-name="T9">It shares a common memory area.</text:span><text:span text:style-name="T9"> </text:span></text:p>
        </text:list-item>
        <text:list-item>
          <text:p text:style-name="P3"><text:span text:style-name="T9">Thread is executed inside the process.</text:span><text:span text:style-name="T9"> </text:span></text:p>
        </text:list-item>
      </text:list>
      <text:p text:style-name="P1"><text:span text:style-name="T9"/></text:p>
      <text:p text:style-name="P29"><text:span text:style-name="T9">Life cycle of a Thread (Thread States):</text:span></text:p>
      <text:p text:style-name="P1"><text:span text:style-name="T9">The life cycle of the thread in java is controlled by JVM. The java thread states are as follows:</text:span></text:p>
      <text:list xml:id="list5576518813558124189" text:style-name="L3">
        <text:list-item>
          <text:p text:style-name="P4"><text:span text:style-name="T10">New</text:span><text:span text:style-name="T9"> - The thread is in new state if you create an instance of Thread class but before the invocation of start() method. </text:span></text:p>
        </text:list-item>
        <text:list-item>
          <text:p text:style-name="P4"><text:span text:style-name="T10">Runnable </text:span><text:span text:style-name="T9">- The thread is in runnable state after invocation of start() method, but the thread scheduler has not selected it to be the running thread. </text:span></text:p>
        </text:list-item>
        <text:list-item>
          <text:p text:style-name="P4"><text:span text:style-name="T10">Running</text:span><text:span text:style-name="T9"> - The thread is in running state if the thread scheduler has selected it.</text:span></text:p>
        </text:list-item>
        <text:list-item>
          <text:p text:style-name="P4"><text:span text:style-name="T10">Non-Runnable (Blocked)</text:span><text:span text:style-name="T9"> - This is the state when the thread is still alive, but is currently not eligible to run. </text:span></text:p>
        </text:list-item>
        <text:list-item>
          <text:p text:style-name="P4"><text:span text:style-name="T10">Terminated</text:span><text:span text:style-name="T9"> - A thread is in terminated or dead state when its run() method exits. </text:span></text:p>
        </text:list-item>
      </text:list>
      <text:p text:style-name="P1"><text:span text:style-name="T9"/></text:p>
      <text:p text:style-name="P29"><text:span text:style-name="T9">Thread Creation:</text:span></text:p>
      <text:p text:style-name="P1"><text:span text:style-name="T9">There are two ways to create a thread:</text:span></text:p>
      <text:list xml:id="list7435744745974305762" text:style-name="L4">
        <text:list-item>
          <text:p text:style-name="P5"><text:span text:style-name="T9">By extending Thread class</text:span></text:p>
        </text:list-item>
        <text:list-item>
          <text:p text:style-name="P5"><text:span text:style-name="T9">By implementing Runnable interface.</text:span></text:p>
        </text:list-item>
      </text:list>
      <text:p text:style-name="P1"><text:span text:style-name="T9"/></text:p>
      <text:p text:style-name="P29"><text:span text:style-name="T9">Thread class:</text:span></text:p>
      <text:list xml:id="list8851975173964689766" text:style-name="L5">
        <text:list-item>
          <text:p text:style-name="P6"><text:span text:style-name="T9">Thread class provide constructors and methods to create and perform operations on a thread.</text:span></text:p>
        </text:list-item>
        <text:list-item>
          <text:p text:style-name="P6"><text:span text:style-name="T9">Thread class extends Object class and implements Runnable interface.</text:span></text:p>
        </text:list-item>
      </text:list>
      <text:p text:style-name="P1"><text:span text:style-name="T9"/></text:p>
      <text:p text:style-name="P29"><text:span text:style-name="T9">Constructors of Thread class:</text:span></text:p>
      <text:list xml:id="list5221760471455260687" text:style-name="L6">
        <text:list-item>
          <text:p text:style-name="P7"><text:span text:style-name="T9">Thread()</text:span></text:p>
        </text:list-item>
        <text:list-item>
          <text:p text:style-name="P7"><text:span text:style-name="T9">Thread(String name)</text:span></text:p>
        </text:list-item>
        <text:list-item>
          <text:p text:style-name="P7"><text:span text:style-name="T9">Thread(Runnable r)</text:span></text:p>
        </text:list-item>
        <text:list-item>
          <text:p text:style-name="P7"><text:span text:style-name="T9">Thread(Runnable r,String name)</text:span></text:p>
        </text:list-item>
      </text:list>
      <text:p text:style-name="P1"><text:span text:style-name="T9"/></text:p>
      <text:p text:style-name="P1"><text:span text:style-name="T9">Eg:<text:tab/><text:tab/><text:tab/>class Multi extends Thread {</text:span></text:p>
      <text:p text:style-name="P1"><text:span text:style-name="T9"><text:tab/><text:tab/><text:tab/><text:tab/><text:tab/>public void run() {</text:span></text:p>
      <text:p text:style-name="P1"><text:span text:style-name="T9"><text:tab/><text:tab/><text:tab/><text:tab/><text:tab/><text:tab/>System.out.println("thread is running...");</text:span></text:p>
      <text:p text:style-name="P1"><text:span text:style-name="T9"><text:tab/><text:tab/><text:tab/><text:tab/><text:tab/>}</text:span></text:p>
      <text:p text:style-name="P1"/>
      <text:p text:style-name="P1"><text:span text:style-name="T9"><text:tab/><text:tab/><text:tab/><text:tab/><text:tab/>public static void main(String args[]) {</text:span></text:p>
      <text:p text:style-name="P1"><text:span text:style-name="T9"><text:tab/><text:tab/><text:tab/><text:tab/><text:tab/><text:tab/>Multi t1 = new Multi();</text:span></text:p>
      <text:p text:style-name="P1"><text:soft-page-break/><text:span text:style-name="T9"><text:tab/><text:tab/><text:tab/><text:tab/><text:tab/><text:tab/>t1.start();</text:span></text:p>
      <text:p text:style-name="P1"><text:span text:style-name="T9"><text:tab/><text:tab/><text:tab/><text:tab/><text:tab/>}</text:span></text:p>
      <text:p text:style-name="P1"><text:span text:style-name="T9"><text:tab/><text:tab/><text:tab/>}</text:span></text:p>
      <text:p text:style-name="P1"><text:span text:style-name="T9">Multi class's defalut constructor is invoked from where Thread class constructor is invoked(by super()).</text:span></text:p>
      <text:p text:style-name="P1"><text:span text:style-name="T9">So Multi class object is thread object now.</text:span></text:p>
      <text:p text:style-name="P1"><text:span text:style-name="T9"/></text:p>
      <text:p text:style-name="P29"><text:span text:style-name="T9">Runnable interface:</text:span></text:p>
      <text:list xml:id="list3965717168909136063" text:style-name="L7">
        <text:list-item>
          <text:p text:style-name="P8"><text:span text:style-name="T9">The Runnable interface should be implemented by any class whose instances are intended to be executed by a thread. </text:span></text:p>
        </text:list-item>
        <text:list-item>
          <text:p text:style-name="P8"><text:span text:style-name="T9">Runnable interface have only one method named run().</text:span></text:p>
        </text:list-item>
        <text:list-item>
          <text:p text:style-name="P8"><text:span text:style-name="T9">public void run(): is used to perform action for a thread.</text:span></text:p>
        </text:list-item>
      </text:list>
      <text:p text:style-name="P1"><text:span text:style-name="T9"/></text:p>
      <text:p text:style-name="P1"><text:span text:style-name="T9">Eg: <text:tab/><text:tab/><text:tab/>class Multi3 implements Runnable {</text:span></text:p>
      <text:p text:style-name="P1"><text:span text:style-name="T9"><text:tab/><text:tab/><text:tab/><text:tab/><text:tab/>public void run() {</text:span></text:p>
      <text:p text:style-name="P1"><text:span text:style-name="T9"><text:tab/><text:tab/><text:tab/><text:tab/><text:tab/><text:tab/>System.out.println("thread is running...");</text:span></text:p>
      <text:p text:style-name="P1"><text:span text:style-name="T9"><text:tab/><text:tab/><text:tab/><text:tab/><text:tab/>}</text:span></text:p>
      <text:p text:style-name="P1"><text:span text:style-name="T9"><text:tab/><text:tab/><text:tab/><text:tab/><text:tab/>public static void main(String args[]) {</text:span></text:p>
      <text:p text:style-name="P1"><text:span text:style-name="T9"><text:tab/><text:tab/><text:tab/><text:tab/><text:tab/><text:tab/>Multi3 m1 = new Multi3();</text:span></text:p>
      <text:p text:style-name="P1"><text:span text:style-name="T9"><text:tab/><text:tab/><text:tab/><text:tab/><text:tab/><text:tab/>Thread t1 = new Thread(m1);</text:span></text:p>
      <text:p text:style-name="P1"><text:span text:style-name="T9"><text:tab/><text:tab/><text:tab/><text:tab/><text:tab/><text:tab/>t1.start();</text:span></text:p>
      <text:p text:style-name="P1"><text:span text:style-name="T9"><text:tab/><text:tab/><text:tab/><text:tab/><text:tab/>}</text:span></text:p>
      <text:p text:style-name="P1"><text:span text:style-name="T9"><text:tab/><text:tab/><text:tab/>}</text:span></text:p>
      <text:p text:style-name="P1"><text:span text:style-name="T9"/></text:p>
      <text:p text:style-name="P1"><text:span text:style-name="T9">If we are not extending the Thread class, the class object would not be treated as a thread object. So we need to explicitly create Thread class object and pass the object of the class that implements Runnable so that the run() method may be execute.</text:span></text:p>
      <text:p text:style-name="P1"><text:span text:style-name="T9"/></text:p>
      <text:p text:style-name="P29">Starting a thread:</text:p>
      <text:p text:style-name="P1">start() method of Thread class is used to start a newly created thread. It performs following tasks:</text:p>
      <text:list xml:id="list5937530930617598655" text:style-name="L9">
        <text:list-item>
          <text:p text:style-name="P9">A new thread starts(with new call-stack).</text:p>
        </text:list-item>
        <text:list-item>
          <text:p text:style-name="P9">The thread moves from New state to the Runnable state.</text:p>
        </text:list-item>
        <text:list-item>
          <text:p text:style-name="P9">When the thread gets a chance to execute, its target run() method will run.</text:p>
        </text:list-item>
      </text:list>
      <text:p text:style-name="P1"/>
      <text:p text:style-name="P29">Thread Scheduler in Java</text:p>
      <text:list xml:id="list2480825738148342169" text:style-name="L10">
        <text:list-item>
          <text:p text:style-name="P10">Thread scheduler in java is the part of the JVM that decides which thread should run.</text:p>
        </text:list-item>
        <text:list-item>
          <text:p text:style-name="P10">There is no guarantee that which runnable thread will be chosen to run by the thread scheduler.</text:p>
        </text:list-item>
        <text:list-item>
          <text:p text:style-name="P10">Only one thread at a time can run in a single process.</text:p>
        </text:list-item>
        <text:list-item>
          <text:p text:style-name="P10">The thread scheduler mainly uses preemptive or time slicing scheduling to schedule the threads.</text:p>
        </text:list-item>
      </text:list>
      <text:p text:style-name="P29"/>
      <text:p text:style-name="P29">Difference between preemptive scheduling and time slicing</text:p>
      <text:list xml:id="list5068212919708475351" text:style-name="L11">
        <text:list-item>
          <text:p text:style-name="P11">Under preemptive scheduling, the highest priority task executes until it enters the waiting or dead states or a higher priority task comes into existence. </text:p>
        </text:list-item>
        <text:list-item>
          <text:p text:style-name="P11">Under time slicing, a task executes for a predefined slice of time and then reenters the pool of ready tasks. The scheduler then determines which task should execute next, based on priority and other factors.</text:p>
        </text:list-item>
      </text:list>
      <text:p text:style-name="P1"/>
      <text:p text:style-name="P29">Thread class methods:</text:p>
      <text:list xml:id="list36282962418681591" text:style-name="L28">
        <text:list-item>
          <text:p text:style-name="P26"><text:span text:style-name="T10">sleep() </text:span><text:span text:style-name="T9">method of Thread class is used to sleep a thread for the specified amount of time.</text:span> </text:p>
        </text:list-item>
        <text:list-item>
          <text:p text:style-name="P26"><text:span text:style-name="T10">join()</text:span><text:span text:style-name="T9"> method waits for a thread to die. In other words, it causes the currently running threads to stop executing until the thread it joins with completes its task.</text:span> </text:p>
        </text:list-item>
        <text:list-item>
          <text:p text:style-name="P32"><text:span text:style-name="T11">Yield() - </text:span><text:span text:style-name="T6">Causes the currently running thread to yield to any other threads of the same priority that are waiting to be scheduled.</text:span></text:p>
        </text:list-item>
        <text:list-item>
          <text:p text:style-name="P26"><text:span text:style-name="T20">getName()</text:span> - returns the name of the thread </text:p>
        </text:list-item>
        <text:list-item>
          <text:p text:style-name="P26"><text:span text:style-name="T20">setName(String) </text:span>– change the specified name for the thread</text:p>
        </text:list-item>
        <text:list-item>
          <text:p text:style-name="P26"><text:soft-page-break/><text:span text:style-name="T20">getId()</text:span> - returns the id of the thread </text:p>
        </text:list-item>
        <text:list-item>
          <text:p text:style-name="P26"><text:span text:style-name="T20">currentThread() </text:span>method returns a reference to the currently executing thread object</text:p>
        </text:list-item>
        <text:list-item>
          <text:p text:style-name="P26"><text:span text:style-name="T20">g</text:span><text:span text:style-name="T10">etPriority()</text:span> - returns the priority of the thread </text:p>
        </text:list-item>
        <text:list-item>
          <text:p text:style-name="P26"><text:span text:style-name="T20">setPriority(int)</text:span> – changes the priority if the thread </text:p>
        </text:list-item>
        <text:list-item>
          <text:p text:style-name="P30"><text:span text:style-name="T9">setDaemon(boolean status)</text:span> </text:p>
        </text:list-item>
        <text:list-item>
          <text:p text:style-name="P26"><text:span text:style-name="T10">isDaemon()</text:span> </text:p>
        </text:list-item>
      </text:list>
      <text:p text:style-name="P1"/>
      <text:p text:style-name="P29">Daemon Thread in Java:</text:p>
      <text:list xml:id="list2045717304305751166" text:style-name="L12">
        <text:list-item>
          <text:p text:style-name="P12">It provides services to user threads for background supporting tasks. It has no role in life than to serve user threads.</text:p>
        </text:list-item>
        <text:list-item>
          <text:p text:style-name="P12">Its life depends on user threads.</text:p>
        </text:list-item>
        <text:list-item>
          <text:p text:style-name="P12">It is a low priority thread.</text:p>
        </text:list-item>
      </text:list>
      <text:p text:style-name="P1"/>
      <text:p text:style-name="P29">Java Daemon Thread examples:</text:p>
      <text:p text:style-name="P1"><text:span text:style-name="T9">There are many java daemon threads running automatically </text:span></text:p>
      <text:list xml:id="list4060059013380943868" text:style-name="L13">
        <text:list-item>
          <text:p text:style-name="P13"><text:span text:style-name="T9">gc</text:span></text:p>
        </text:list-item>
        <text:list-item>
          <text:p text:style-name="P13"><text:span text:style-name="T9">finalizer</text:span></text:p>
        </text:list-item>
      </text:list>
      <text:p text:style-name="P1"><text:span text:style-name="T9"/></text:p>
      <text:p text:style-name="P29"><text:span text:style-name="T9">Methods for Java Daemon thread by Thread class:</text:span></text:p>
      <text:list xml:id="list4884066198553851493" text:style-name="L14">
        <text:list-item>
          <text:p text:style-name="P14"><text:span text:style-name="T9">public void </text:span><text:span text:style-name="T10">setDaemon(boolean status) </text:span><text:span text:style-name="T9">- is used to mark the current thread as daemon thread or user thread.</text:span></text:p>
        </text:list-item>
        <text:list-item>
          <text:p text:style-name="P14"><text:span text:style-name="T9">public boolean </text:span><text:span text:style-name="T10">isDaemon()</text:span><text:span text:style-name="T9"> - is used to check that current is daemon.</text:span></text:p>
        </text:list-item>
      </text:list>
      <text:p text:style-name="P1"><text:span text:style-name="T9"/></text:p>
      <text:p text:style-name="P1"><text:span text:style-name="T10">Note: </text:span><text:span text:style-name="T9">If you want to make a user thread as Daemon, it must not be started otherwise it will throw </text:span><text:span text:style-name="T10">IllegalThreadStateException</text:span><text:span text:style-name="T9">.</text:span></text:p>
      <text:p text:style-name="P1"><text:span text:style-name="T9"/></text:p>
      <text:p text:style-name="P29">Java Thread Pool</text:p>
      <text:list xml:id="list4721380954727408930" text:style-name="L15">
        <text:list-item>
          <text:p text:style-name="P15"><text:span text:style-name="T9">Java Thread pool represents a group of worker threads.</text:span></text:p>
        </text:list-item>
        <text:list-item>
          <text:p text:style-name="P15"><text:span text:style-name="T9">In a thread pool, a group of fixed size threads are created. </text:span></text:p>
        </text:list-item>
        <text:list-item>
          <text:p text:style-name="P15"><text:span text:style-name="T9">A thread from the thread pool is pulled out and assigned a job by the service provider. </text:span></text:p>
        </text:list-item>
        <text:list-item>
          <text:p text:style-name="P15"><text:span text:style-name="T9">After completion of the job, thread is contained in the thread pool again.</text:span></text:p>
        </text:list-item>
      </text:list>
      <text:p text:style-name="P1"><text:span text:style-name="T9"/></text:p>
      <text:p text:style-name="P29"><text:span text:style-name="T9">F</text:span><text:span text:style-name="T9">ixed thread pool</text:span></text:p>
      <text:list xml:id="list824790982194655677" text:style-name="L16">
        <text:list-item>
          <text:p text:style-name="P16"><text:span text:style-name="T9">One common type of thread pool is the </text:span><text:span text:style-name="T9">fixed thread pool</text:span><text:span text:style-name="T9">. </text:span></text:p>
        </text:list-item>
        <text:list-item>
          <text:p text:style-name="P16"><text:span text:style-name="T9">This type of pool always has a specified number of threads running; if a thread is somehow terminated while it is still in use, it is automatically replaced with a new thread. </text:span></text:p>
        </text:list-item>
        <text:list-item>
          <text:p text:style-name="P16"><text:span text:style-name="T9">Tasks are submitted to the pool via an internal queue, which holds extra tasks whenever there are more active tasks than threads.</text:span><text:span text:style-name="T9"> </text:span></text:p>
        </text:list-item>
      </text:list>
      <text:p text:style-name="P1"><text:span text:style-name="T9"/></text:p>
      <text:p text:style-name="P1"><text:span text:style-name="T10">Example scenario:</text:span><text:span text:style-name="T9"> </text:span></text:p>
      <text:p text:style-name="P1"><text:span text:style-name="T9">Consider a web server application where each HTTP request is handled by a separate thread. If the application simply creates a new thread for every new HTTP request, and the system receives more requests than it can handle immediately, the application will suddenly stop responding to all requests when the overhead of all those threads exceed the capacity of the system. </text:span></text:p>
      <text:p text:style-name="P1"><text:span text:style-name="T9">With a limit on the number of the threads that can be created, the application will not be servicing HTTP requests as quickly as they come in, but it will be servicing them as quickly as the system can sustain.</text:span></text:p>
      <text:p text:style-name="P1"><text:span text:style-name="T9"/></text:p>
      <text:p text:style-name="P1"><text:span text:style-name="T10">A simple way to create a fixed thread pool:</text:span><text:span text:style-name="T9"> is to invoke the </text:span><text:span text:style-name="T10">newFixedThreadPool</text:span><text:span text:style-name="T9"> factory method in java.util.concurrent.Executors This class also provides the following factory methods:</text:span></text:p>
      <text:list xml:id="list150326645725379904" text:style-name="L17">
        <text:list-item>
          <text:p text:style-name="P17"><text:span text:style-name="T9">The </text:span><text:span text:style-name="T10">newCachedThreadPool</text:span><text:span text:style-name="T9"> method creates an executor with an expandable thread pool. This executor is suitable for applications that launch many short-lived tasks.</text:span></text:p>
        </text:list-item>
        <text:list-item>
          <text:p text:style-name="P17"><text:span text:style-name="T9">The </text:span><text:span text:style-name="T10">newSingleThreadExecutor</text:span><text:span text:style-name="T9"> method creates an executor that executes a single task at a time.</text:span></text:p>
        </text:list-item>
        <text:list-item>
          <text:p text:style-name="P17"><text:span text:style-name="T9">Several factory methods are </text:span><text:span text:style-name="T10">ScheduledExecutorService</text:span><text:span text:style-name="T9"> versions of the above executors.</text:span></text:p>
        </text:list-item>
      </text:list>
      <text:p text:style-name="P1"><text:span text:style-name="T9"/></text:p>
      <text:p text:style-name="P1"><text:soft-page-break/><text:span text:style-name="T9">Eg: <text:tab/>ExecutorService executor = Executors.newFixedThreadPool(5);//creating a pool of 5 threads <text:s/></text:span></text:p>
      <text:p text:style-name="P1"><text:span text:style-name="T9"><text:tab/><text:tab/>for (int i = 0; i &lt; 10; i++) { <text:s/></text:span></text:p>
      <text:p text:style-name="P1"><text:span text:style-name="T9"><text:tab/><text:tab/><text:tab/>Runnable worker = new WorkerThread("" + i); <text:s/></text:span></text:p>
      <text:p text:style-name="P1"><text:span text:style-name="T9"><text:tab/><text:tab/><text:tab/>executor.execute(worker);//calling execute method of ExecutorService <text:s/></text:span></text:p>
      <text:p text:style-name="P1"><text:span text:style-name="T9"><text:tab/><text:tab/>} <text:s/></text:span></text:p>
      <text:p text:style-name="P1"><text:span text:style-name="T9"><text:tab/><text:tab/>executor.shutdown(); <text:s/></text:span></text:p>
      <text:p text:style-name="P1"><text:span text:style-name="T9"><text:tab/>} <text:s/></text:span></text:p>
      <text:p text:style-name="P1"><text:span text:style-name="T9"/></text:p>
      <text:p text:style-name="P29"><text:span text:style-name="T9">Shutdown Hook:</text:span></text:p>
      <text:list xml:id="list7126487190050557419" text:style-name="L18">
        <text:list-item>
          <text:p text:style-name="P18"><text:span text:style-name="T9">If you want to execute some code before JVM shuts down, use shutdown hook.</text:span></text:p>
        </text:list-item>
        <text:list-item>
          <text:p text:style-name="P18"><text:span text:style-name="T9">The shutdown hook can be used to perform cleanup resource or save the state when JVM shuts down normally or abruptly.</text:span></text:p>
        </text:list-item>
        <text:list-item>
          <text:p text:style-name="P18"><text:span text:style-name="T9">This can be achieved with addShutdownHook(Runnable r) method</text:span></text:p>
        </text:list-item>
        <text:list-item>
          <text:p text:style-name="P18"><text:span text:style-name="T9">The addShutdownHook() method of Runtime class is used to register the thread with the Virtual Machine.</text:span></text:p>
        </text:list-item>
      </text:list>
      <text:p text:style-name="P1"><text:span text:style-name="T9">Eg: <text:tab/><text:tab/><text:tab/>Runtime r=Runtime.getRuntime(); <text:s/></text:span></text:p>
      <text:p text:style-name="P1"><text:span text:style-name="T9"><text:tab/><text:tab/><text:tab/>r.addShutdownHook(new MyThread()); <text:s/></text:span></text:p>
      <text:p text:style-name="P1"><text:span text:style-name="T9"/></text:p>
      <text:p text:style-name="P1"><text:span text:style-name="T9">or</text:span></text:p>
      <text:p text:style-name="P1"><text:span text:style-name="T9"><text:tab/><text:tab/>Runtime r = Runtime.getRuntime();</text:span></text:p>
      <text:p text:style-name="P1"><text:span text:style-name="T9"/></text:p>
      <text:p text:style-name="P1"><text:span text:style-name="T9"><text:tab/><text:tab/><text:tab/>r.addShutdownHook(new Runnable() {</text:span></text:p>
      <text:p text:style-name="P1"><text:span text:style-name="T9"><text:tab/><text:tab/><text:tab/><text:tab/>public void run() {</text:span></text:p>
      <text:p text:style-name="P1"><text:span text:style-name="T9"><text:tab/><text:tab/><text:tab/><text:tab/><text:tab/>System.out.println("shut down hook task completed..");</text:span></text:p>
      <text:p text:style-name="P1"><text:span text:style-name="T9"><text:tab/><text:tab/><text:tab/><text:tab/>}</text:span></text:p>
      <text:p text:style-name="P1"><text:span text:style-name="T9"><text:tab/><text:tab/>});</text:span></text:p>
      <text:p text:style-name="P1"><text:span text:style-name="T9"/></text:p>
      <text:p text:style-name="P1"><text:span text:style-name="T10">Deadlock</text:span><text:span text:style-name="T9"> </text:span></text:p>
      <text:list xml:id="list5570335675824118659" text:style-name="L29">
        <text:list-item>
          <text:p text:style-name="P27"><text:span text:style-name="T9">Deadlock can occur in a situation when a thread is waiting for an object lock, that is acquired by another thread and second thread is waiting for an object lock that is acquired by first thread. </text:span></text:p>
        </text:list-item>
        <text:list-item>
          <text:p text:style-name="P27"><text:span text:style-name="T9">Since, both threads are waiting for each other to release the lock, the condition is called deadlock.</text:span></text:p>
        </text:list-item>
        <text:list-item>
          <text:p text:style-name="P27"><text:span text:style-name="T9">To avoid this problem thread synchronization is used.</text:span></text:p>
        </text:list-item>
      </text:list>
      <text:p text:style-name="P1"><text:span text:style-name="T9"/></text:p>
      <text:p text:style-name="P29"><text:span text:style-name="T9">Thread Synchronization</text:span></text:p>
      <text:p text:style-name="P1"><text:span text:style-name="T9">There are two types of thread synchronization: </text:span><text:span text:style-name="T10">mutual exclusive and inter-thread communication.</text:span></text:p>
      <text:list xml:id="list6599757445653501622" text:style-name="L20">
        <text:list-item>
          <text:p text:style-name="P19"><text:span text:style-name="T9">Mutual Exclusive</text:span></text:p>
          <text:list>
            <text:list-item>
              <text:p text:style-name="P19">Synchronized method.</text:p>
            </text:list-item>
            <text:list-item>
              <text:p text:style-name="P19">Synchronized block.</text:p>
            </text:list-item>
            <text:list-item>
              <text:p text:style-name="P19">static synchronization.</text:p>
            </text:list-item>
          </text:list>
        </text:list-item>
        <text:list-item>
          <text:p text:style-name="P19"><text:span text:style-name="T9">Cooperation (Inter-thread communication in java)</text:span></text:p>
        </text:list-item>
      </text:list>
      <text:p text:style-name="P1"><text:span text:style-name="T9"/></text:p>
      <text:p text:style-name="P29"><text:span text:style-name="T9">Synchronized method</text:span></text:p>
      <text:list xml:id="list851529791117423049" text:style-name="L30">
        <text:list-item>
          <text:p text:style-name="P28"><text:span text:style-name="T9">If you declare any method as synchronized, it is known as synchronized method.</text:span></text:p>
        </text:list-item>
        <text:list-item>
          <text:p text:style-name="P28"><text:span text:style-name="T9">Synchronized method is used to lock an object for any shared resource.</text:span></text:p>
        </text:list-item>
        <text:list-item>
          <text:p text:style-name="P28"><text:span text:style-name="T9">When a thread invokes a synchronized method, it automatically acquires the lock for that object and releases it when the thread completes its task.</text:span></text:p>
        </text:list-item>
      </text:list>
      <text:p text:style-name="P1"><text:span text:style-name="T9">Eg: <text:tab/><text:tab/><text:tab/>synchronized void printTable(int n){}</text:span></text:p>
      <text:p text:style-name="P1"><text:span text:style-name="T9"/></text:p>
      <text:p text:style-name="P29"><text:span text:style-name="T9">Synchronized block</text:span></text:p>
      <text:list xml:id="list4157555271445683144" text:style-name="L21">
        <text:list-item>
          <text:p text:style-name="P20"><text:span text:style-name="T9">Synchronized block can be used to perform synchronization on any specific resource of the method.</text:span></text:p>
        </text:list-item>
        <text:list-item>
          <text:p text:style-name="P20"><text:span text:style-name="T9">Suppose you have 50 lines of code in your method, but you want to synchronize only 5 lines, you can use synchronized block.</text:span></text:p>
        </text:list-item>
        <text:list-item>
          <text:p text:style-name="P20"><text:span text:style-name="T9">If you put all the codes of the method in the synchronized block, it will work same as the </text:span><text:soft-page-break/><text:span text:style-name="T9">synchronized method.</text:span></text:p>
        </text:list-item>
      </text:list>
      <text:p text:style-name="P1"><text:span text:style-name="T9"/></text:p>
      <text:p text:style-name="P1"><text:span text:style-name="T9">Eg:<text:tab/><text:tab/><text:tab/>synchronized (object reference expression) { <text:s text:c="2"/></text:span></text:p>
      <text:p text:style-name="P1"><text:span text:style-name="T9"><text:tab/><text:tab/><text:tab/><text:tab/>//code block <text:s text:c="2"/></text:span></text:p>
      <text:p text:style-name="P1"><text:span text:style-name="T9"><text:tab/><text:tab/><text:tab/>} </text:span></text:p>
      <text:p text:style-name="P1"><text:span text:style-name="T9"/></text:p>
      <text:p text:style-name="P29">Static synchronization</text:p>
      <text:p text:style-name="P1">If you make any static method as synchronized, the lock will be on the class not on object.</text:p>
      <text:p text:style-name="P1"/>
      <text:p text:style-name="P29">Inter-thread communication</text:p>
      <text:p text:style-name="P1">Inter-thread communication or Co-operation is all about allowing synchronized threads to communicate with each other.</text:p>
      <text:p text:style-name="P1">Cooperation (Inter-thread communication) is a mechanism in which a thread is paused which is running in its critical section and another thread is allowed to enter (or lock) in the same critical section to be executed.</text:p>
      <text:p text:style-name="P1">It is implemented by following methods of Object class:</text:p>
      <text:list xml:id="list6384733326262708306" text:style-name="L22">
        <text:list-item>
          <text:p text:style-name="P21"><text:span text:style-name="T20">wait() </text:span>- <text:span text:style-name="T9">Causes current thread to release the lock and wait until either another thread invokes the notify() method or the notifyAll() method for this object, or a specified amount of time has elapsed.</text:span> </text:p>
        </text:list-item>
        <text:list-item>
          <text:p text:style-name="P21"><text:span text:style-name="T20">notify()</text:span> - <text:span text:style-name="T9">Wakes up a single thread that is waiting on this object's monitor. If many threads are waiting on this object, one of them is chosen to be awakened.</text:span></text:p>
        </text:list-item>
        <text:list-item>
          <text:p text:style-name="P21"><text:span text:style-name="T20">notifyAll() </text:span>- <text:span text:style-name="T9">Wakes up all threads that are waiting on this object's monitor.</text:span></text:p>
        </text:list-item>
      </text:list>
      <text:p text:style-name="P1"><text:span text:style-name="T9"/></text:p>
      <text:p text:style-name="P29">Example scenario:</text:p>
      <text:list xml:id="list3038614783201573416" text:style-name="L23">
        <text:list-item>
          <text:p text:style-name="P22">Threads enter to acquire lock.</text:p>
        </text:list-item>
        <text:list-item>
          <text:p text:style-name="P22">Lock is acquired by on thread.</text:p>
        </text:list-item>
        <text:list-item>
          <text:p text:style-name="P22">Now thread goes to waiting state if you call wait() method on the object. Otherwise it releases the lock and exits.</text:p>
        </text:list-item>
        <text:list-item>
          <text:p text:style-name="P22">If you call notify() or notifyAll() method, thread moves to the notified state (runnable state).</text:p>
        </text:list-item>
        <text:list-item>
          <text:p text:style-name="P22">Now thread is available to acquire lock.</text:p>
        </text:list-item>
        <text:list-item>
          <text:p text:style-name="P22">After completion of the task, thread releases the lock and exits the monitor state of the object.</text:p>
        </text:list-item>
      </text:list>
      <text:p text:style-name="P1"><text:span text:style-name="T9"/></text:p>
      <text:p text:style-name="P29"><text:span text:style-name="T9">Interrupting a Thread:</text:span></text:p>
      <text:list xml:id="list3548802697755214450" text:style-name="L24">
        <text:list-item>
          <text:p text:style-name="P23"><text:span text:style-name="T9">If any thread is in sleeping or waiting state calling the interrupt() method on the thread, breaks out the sleeping or waiting state throwing InterruptedException. </text:span></text:p>
        </text:list-item>
        <text:list-item>
          <text:p text:style-name="P23"><text:span text:style-name="T9">If the thread is not in the sleeping or waiting state, calling the interrupt() method performs normal behaviour and doesn't interrupt the thread but sets the interrupt flag to true. </text:span></text:p>
        </text:list-item>
      </text:list>
      <text:p text:style-name="P1"><text:span text:style-name="T9">3 methods are provided by the Thread class for interrupting a thread</text:span></text:p>
      <text:list xml:id="list5977511965682427185" text:style-name="L25">
        <text:list-item>
          <text:p text:style-name="P24"><text:span text:style-name="T9">public void </text:span><text:span text:style-name="T10">interrupt()</text:span><text:span text:style-name="T9"> - interrupts the thread </text:span></text:p>
        </text:list-item>
        <text:list-item>
          <text:p text:style-name="P24"><text:span text:style-name="T9">public static boolean </text:span><text:span text:style-name="T10">interrupted() </text:span><text:span text:style-name="T9">- returns the interrupted flag either true or false </text:span></text:p>
        </text:list-item>
        <text:list-item>
          <text:p text:style-name="P24"><text:span text:style-name="T9">public boolean </text:span><text:span text:style-name="T10">isInterrupted() </text:span><text:span text:style-name="T9">- returns the interrupted flag after seting the flag to false if it is true</text:span></text:p>
        </text:list-item>
      </text:list>
      <text:p text:style-name="P1"><text:span text:style-name="T9"/></text:p>
      <text:p text:style-name="P29"><text:span text:style-name="T9">Reentrant Monitor in Java</text:span></text:p>
      <text:list xml:id="list7578663327332003959" text:style-name="L27">
        <text:list-item>
          <text:p text:style-name="P25"><text:span text:style-name="T9">Java monitors are reentrant means java thread can reuse the same monitor for different synchronized methods if another synchronized method is called from the method.</text:span></text:p>
        </text:list-item>
        <text:list-item>
          <text:p text:style-name="P25"><text:span text:style-name="T9">Main advantage of reentrant is that it eliminates the possibility of single thread deadlocking.</text:span></text:p>
        </text:list-item>
      </text:list>
      <text:p text:style-name="P1"><text:span text:style-name="T9"/></text:p>
      <text:p text:style-name="P1"><text:span text:style-name="T9">Eg: <text:tab/> <text:s/><text:tab/>public synchronized void m() { <text:s/></text:span></text:p>
      <text:p text:style-name="P1"><text:span text:style-name="T9"><text:tab/><text:tab/><text:tab/>n(); <text:s/></text:span></text:p>
      <text:p text:style-name="P1"><text:span text:style-name="T9"><text:tab/><text:tab/><text:tab/>System.out.println("this is m() method"); <text:s/></text:span></text:p>
      <text:p text:style-name="P1"><text:span text:style-name="T9"><text:tab/><text:tab/>} <text:s/></text:span></text:p>
      <text:p text:style-name="P1"><text:span text:style-name="T9"><text:tab/><text:tab/>public synchronized void n() { <text:s/></text:span></text:p>
      <text:p text:style-name="P1"><text:span text:style-name="T9"><text:tab/><text:tab/><text:tab/>System.out.println("this is n() method"); <text:s/></text:span></text:p>
      <text:p text:style-name="P1"><text:span text:style-name="T9"><text:tab/><text:tab/>} <text:s/></text:span></text:p>
      <text:p text:style-name="P1"><text:span text:style-name="T9"><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Mangal1" svg:font-family="Mangal"/>
    <style:font-face style:name="Open Sans" svg:font-family="'Open Sans', Arial, sans-serif"/>
    <style:font-face style:name="OpenSymbol" svg:font-family="OpenSymbol"/>
    <style:font-face style:name="Verdana1" svg:font-family="Verdana"/>
    <style:font-face style:name="Verdana" svg:font-family="Verdana, Arial, sans-serif"/>
    <style:font-face style:name="erdana" svg:font-family="erdana, helvetica, arial, sans-serif"/>
    <style:font-face style:name="verdana1" svg:font-family="verdana"/>
    <style:font-face style:name="verdana" svg:font-family="verdana, helvetic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9T10:59:55.16</meta:creation-date>
    <dc:date>2015-07-09T15:30:36.60</dc:date>
    <meta:editing-duration>PT4H30M18S</meta:editing-duration>
    <meta:editing-cycles>63</meta:editing-cycles>
    <meta:generator>OpenOffice.org/3.4$Win32 OpenOffice.org_project/340m1$Build-9590</meta:generator>
    <meta:document-statistic meta:table-count="0" meta:image-count="0" meta:object-count="0" meta:page-count="5" meta:paragraph-count="191" meta:word-count="2057" meta:character-count="12444"/>
  </office:meta>
</office:document-meta>
</file>